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0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6.83mm"/>
    </style:style>
    <style:style style:name="co7" style:family="table-column">
      <style:table-column-properties fo:break-before="auto" style:column-width="5.4mm"/>
    </style:style>
    <style:style style:name="co8" style:family="table-column">
      <style:table-column-properties fo:break-before="auto" style:column-width="23.58mm"/>
    </style:style>
    <style:style style:name="co9" style:family="table-column">
      <style:table-column-properties fo:break-before="auto" style:column-width="30.94mm"/>
    </style:style>
    <style:style style:name="ro1" style:family="table-row">
      <style:table-row-properties style:row-height="2.31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6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Motor" table:style-name="ta1">
        <table:shapes>
          <draw:frame draw:z-index="0" draw:style-name="gr1" draw:text-style-name="P1" svg:width="159.99mm" svg:height="89.99mm" svg:x="8.41mm" svg:y="93.7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3]/1500" office:value-type="float" office:value="0.733333333333333" calcext:value-type="float">
            <text:p>0.7333333333</text:p>
          </table:table-cell>
          <table:table-cell table:formula="of:=[.D23]/173" office:value-type="float" office:value="0" calcext:value-type="float">
            <text:p>0</text:p>
          </table:table-cell>
          <table:table-cell table:formula="of:=[.E23]/214" office:value-type="float" office:value="0" calcext:value-type="float">
            <text:p>0</text:p>
          </table:table-cell>
          <table:table-cell table:formula="of:=[.F23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4]/1500" office:value-type="float" office:value="0.766666666666667" calcext:value-type="float">
            <text:p>0.7666666667</text:p>
          </table:table-cell>
          <table:table-cell table:formula="of:=[.D24]/173" office:value-type="float" office:value="0.0867052023121387" calcext:value-type="float">
            <text:p>0.0867052023</text:p>
          </table:table-cell>
          <table:table-cell table:formula="of:=[.E24]/214" office:value-type="float" office:value="0.0700934579439252" calcext:value-type="float">
            <text:p>0.0700934579</text:p>
          </table:table-cell>
          <table:table-cell table:formula="of:=[.F24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5]/1500" office:value-type="float" office:value="0.8" calcext:value-type="float">
            <text:p>0.8</text:p>
          </table:table-cell>
          <table:table-cell table:formula="of:=[.D25]/173" office:value-type="float" office:value="0.202312138728324" calcext:value-type="float">
            <text:p>0.2023121387</text:p>
          </table:table-cell>
          <table:table-cell table:formula="of:=[.E25]/214" office:value-type="float" office:value="0.168224299065421" calcext:value-type="float">
            <text:p>0.1682242991</text:p>
          </table:table-cell>
          <table:table-cell table:formula="of:=[.F25]/700" office:value-type="float" office:value="0.0714285714285714" calcext:value-type="float">
            <text:p>0.071428571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26]/1500" office:value-type="float" office:value="0.833333333333333" calcext:value-type="float">
            <text:p>0.8333333333</text:p>
          </table:table-cell>
          <table:table-cell table:formula="of:=[.D26]/173" office:value-type="float" office:value="0.329479768786127" calcext:value-type="float">
            <text:p>0.3294797688</text:p>
          </table:table-cell>
          <table:table-cell table:formula="of:=[.E26]/214" office:value-type="float" office:value="0.285046728971963" calcext:value-type="float">
            <text:p>0.285046729</text:p>
          </table:table-cell>
          <table:table-cell table:formula="of:=[.F26]/700" office:value-type="float" office:value="0.171428571428571" calcext:value-type="float">
            <text:p>0.171428571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7]/1500" office:value-type="float" office:value="0.866666666666667" calcext:value-type="float">
            <text:p>0.8666666667</text:p>
          </table:table-cell>
          <table:table-cell table:formula="of:=[.D27]/173" office:value-type="float" office:value="0.456647398843931" calcext:value-type="float">
            <text:p>0.4566473988</text:p>
          </table:table-cell>
          <table:table-cell table:formula="of:=[.E27]/214" office:value-type="float" office:value="0.411214953271028" calcext:value-type="float">
            <text:p>0.4112149533</text:p>
          </table:table-cell>
          <table:table-cell table:formula="of:=[.F27]/700" office:value-type="float" office:value="0.314285714285714" calcext:value-type="float">
            <text:p>0.3142857143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28]/1500" office:value-type="float" office:value="0.9" calcext:value-type="float">
            <text:p>0.9</text:p>
          </table:table-cell>
          <table:table-cell table:formula="of:=[.D28]/173" office:value-type="float" office:value="0.601156069364162" calcext:value-type="float">
            <text:p>0.6011560694</text:p>
          </table:table-cell>
          <table:table-cell table:formula="of:=[.E28]/214" office:value-type="float" office:value="0.542056074766355" calcext:value-type="float">
            <text:p>0.5420560748</text:p>
          </table:table-cell>
          <table:table-cell table:formula="of:=[.F28]/700" office:value-type="float" office:value="0.514285714285714" calcext:value-type="float">
            <text:p>0.514285714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9]/1500" office:value-type="float" office:value="0.933333333333333" calcext:value-type="float">
            <text:p>0.9333333333</text:p>
          </table:table-cell>
          <table:table-cell table:formula="of:=[.D29]/173" office:value-type="float" office:value="0.716763005780347" calcext:value-type="float">
            <text:p>0.7167630058</text:p>
          </table:table-cell>
          <table:table-cell table:formula="of:=[.E29]/214" office:value-type="float" office:value="0.700934579439252" calcext:value-type="float">
            <text:p>0.7009345794</text:p>
          </table:table-cell>
          <table:table-cell table:formula="of:=[.F29]/700" office:value-type="float" office:value="0.742857142857143" calcext:value-type="float">
            <text:p>0.742857142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0]/1500" office:value-type="float" office:value="0.966666666666667" calcext:value-type="float">
            <text:p>0.9666666667</text:p>
          </table:table-cell>
          <table:table-cell table:formula="of:=[.D30]/173" office:value-type="float" office:value="0.826589595375723" calcext:value-type="float">
            <text:p>0.8265895954</text:p>
          </table:table-cell>
          <table:table-cell table:formula="of:=[.E30]/214" office:value-type="float" office:value="0.850467289719626" calcext:value-type="float">
            <text:p>0.8504672897</text:p>
          </table:table-cell>
          <table:table-cell table:formula="of:=[.F30]/700" office:value-type="float" office:value="0.985714285714286" calcext:value-type="float">
            <text:p>0.9857142857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31]/1500" office:value-type="float" office:value="1" calcext:value-type="float">
            <text:p>1</text:p>
          </table:table-cell>
          <table:table-cell table:formula="of:=[.D31]/173" office:value-type="float" office:value="1" calcext:value-type="float">
            <text:p>1</text:p>
          </table:table-cell>
          <table:table-cell table:formula="of:=[.E31]/214" office:value-type="float" office:value="1" calcext:value-type="float">
            <text:p>1</text:p>
          </table:table-cell>
          <table:table-cell table:formula="of:=[.F31]/700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MAX([.C23:.C31])" office:value-type="float" office:value="1500" calcext:value-type="float">
            <text:p>1500</text:p>
          </table:table-cell>
          <table:table-cell table:formula="of:=MAX([.D23:.D31])" office:value-type="float" office:value="173" calcext:value-type="float">
            <text:p>173</text:p>
          </table:table-cell>
          <table:table-cell table:formula="of:=MAX([.E23:.E31])" office:value-type="float" office:value="214" calcext:value-type="float">
            <text:p>214</text:p>
          </table:table-cell>
          <table:table-cell table:formula="of:=MAX([.F23:.F31])" office:value-type="float" office:value="700" calcext:value-type="float">
            <text:p>70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700 gms @ 100%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50 gms @ 80%</text:p>
          </table:table-cell>
          <table:table-cell table:number-columns-repeated="2"/>
        </table:table-row>
        <table:table-row table:style-name="ro2" table:number-rows-repeated="4">
          <table:table-cell table:number-columns-repeated="12"/>
        </table:table-row>
        <table:table-row table:style-name="ro3">
          <table:table-cell table:number-columns-repeated="10"/>
          <table:table-cell table:style-name="ce3"/>
          <table:table-cell/>
        </table:table-row>
        <table:table-row table:style-name="ro3">
          <table:table-cell table:number-columns-repeated="10"/>
          <table:table-cell table:style-name="ce3"/>
          <table:table-cell/>
        </table:table-row>
      </table:table>
      <table:table table:name="MPU" table:style-name="ta1">
        <table:shapes>
          <draw:frame draw:z-index="0" draw:style-name="gr1" draw:text-style-name="P1" svg:width="293.15mm" svg:height="122.82mm" svg:x="137.29mm" svg:y="28.84mm">
            <loext:p draw:notify-on-update-of-ranges="MPU.D7:MPU.D7 MPU.D8:MPU.D165 MPU.E7:MPU.E7 MPU.E8:MPU.E165 MPU.F7:MPU.F7 MPU.F8:MPU.F16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Only Quat is being used at leasr till aa2f40cf82ce89d089f0b226f6362b287ebb5531.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degrees</text:p>
          </table:table-cell>
          <table:table-cell office:value-type="string" calcext:value-type="string">
            <text:p>diff degress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Quat</text:p>
          </table:table-cell>
          <table:table-cell table:style-name="ce1" office:value-type="string" calcext:value-type="string">
            <text:p>Av2</text:p>
          </table:table-cell>
          <table:table-cell table:style-name="ce1" office:value-type="string" calcext:value-type="string">
            <text:p>High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8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([.C9]*[.E8])+((1-[.C9])*[.D9]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formula="of:=([.C10]*[.E9])+((1-[.C10])*[.D10])" office:value-type="float" office:value="1.72" calcext:value-type="float">
            <text:p>1.7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0]"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formula="of:=([.C11]*[.E10])+((1-[.C11])*[.D11])" office:value-type="float" office:value="4.976" calcext:value-type="float">
            <text:p>4.976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1]"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formula="of:=([.C12]*[.E11])+((1-[.C12])*[.D12])" office:value-type="float" office:value="10.7808" calcext:value-type="float">
            <text:p>10.7808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2">
          <table:table-cell table:number-columns-repeated="2"/>
          <table:table-cell table:formula="of:=[.C12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13]*[.E12])+((1-[.C13])*[.D13])" office:value-type="float" office:value="18.82464" calcext:value-type="float">
            <text:p>18.82464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13]"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table:formula="of:=([.C14]*[.E13])+((1-[.C14])*[.D14])" office:value-type="float" office:value="28.459712" calcext:value-type="float">
            <text:p>28.459712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4]"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table:formula="of:=([.C15]*[.E14])+((1-[.C15])*[.D15])" office:value-type="float" office:value="37.9677696" calcext:value-type="float">
            <text:p>37.9677696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2">
          <table:table-cell table:number-columns-repeated="2"/>
          <table:table-cell table:formula="of:=[.C15]"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table:formula="of:=([.C16]*[.E15])+((1-[.C16])*[.D16])" office:value-type="float" office:value="45.77421568" calcext:value-type="float">
            <text:p>45.7742156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6]"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table:formula="of:=([.C17]*[.E16])+((1-[.C17])*[.D17])" office:value-type="float" office:value="51.619372544" calcext:value-type="float">
            <text:p>51.61937254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7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18]*[.E17])+((1-[.C18])*[.D18])" office:value-type="float" office:value="55.4954980352" calcext:value-type="float">
            <text:p>55.4954980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8]"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table:formula="of:=([.C19]*[.E18])+((1-[.C19])*[.D19])" office:value-type="float" office:value="57.99639842816" calcext:value-type="float">
            <text:p>57.99639842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9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20]*[.E19])+((1-[.C20])*[.D20])" office:value-type="float" office:value="59.397118742528" calcext:value-type="float">
            <text:p>59.39711874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0]" office:value-type="float" office:value="0.8" calcext:value-type="float">
            <text:p>0.8</text:p>
          </table:table-cell>
          <table:table-cell office:value-type="float" office:value="62" calcext:value-type="float">
            <text:p>62</text:p>
          </table:table-cell>
          <table:table-cell table:formula="of:=([.C21]*[.E20])+((1-[.C21])*[.D21])" office:value-type="float" office:value="59.9176949940224" calcext:value-type="float">
            <text:p>59.9176949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1]"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table:formula="of:=([.C22]*[.E21])+((1-[.C22])*[.D22])" office:value-type="float" office:value="59.9341559952179" calcext:value-type="float">
            <text:p>59.93415599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2]"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table:formula="of:=([.C23]*[.E22])+((1-[.C23])*[.D23])" office:value-type="float" office:value="59.5473247961743" calcext:value-type="float">
            <text:p>59.54732479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3]"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table:formula="of:=([.C24]*[.E23])+((1-[.C24])*[.D24])" office:value-type="float" office:value="58.8378598369395" calcext:value-type="float">
            <text:p>58.83785983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4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25]*[.E24])+((1-[.C25])*[.D25])" office:value-type="float" office:value="57.8702878695516" calcext:value-type="float">
            <text:p>57.87028786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25]"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table:formula="of:=([.C26]*[.E25])+((1-[.C26])*[.D26])" office:value-type="float" office:value="56.8962302956413" calcext:value-type="float">
            <text:p>56.89623029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26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27]*[.E26])+((1-[.C27])*[.D27])" office:value-type="float" office:value="55.916984236513" calcext:value-type="float">
            <text:p>55.9169842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7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28]*[.E27])+((1-[.C28])*[.D28])" office:value-type="float" office:value="54.9335873892104" calcext:value-type="float">
            <text:p>54.93358738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8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29]*[.E28])+((1-[.C29])*[.D29])" office:value-type="float" office:value="53.9468699113683" calcext:value-type="float">
            <text:p>53.9468699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9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0]*[.E29])+((1-[.C30])*[.D30])" office:value-type="float" office:value="53.1574959290947" calcext:value-type="float">
            <text:p>53.1574959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30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1]*[.E30])+((1-[.C31])*[.D31])" office:value-type="float" office:value="52.5259967432757" calcext:value-type="float">
            <text:p>52.5259967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1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2]*[.E31])+((1-[.C32])*[.D32])" office:value-type="float" office:value="52.0207973946206" calcext:value-type="float">
            <text:p>52.0207973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2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3]*[.E32])+((1-[.C33])*[.D33])" office:value-type="float" office:value="51.6166379156965" calcext:value-type="float">
            <text:p>51.6166379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3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4]*[.E33])+((1-[.C34])*[.D34])" office:value-type="float" office:value="51.0933103325572" calcext:value-type="float">
            <text:p>51.0933103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4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5]*[.E34])+((1-[.C35])*[.D35])" office:value-type="float" office:value="50.6746482660457" calcext:value-type="float">
            <text:p>50.674648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5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6]*[.E35])+((1-[.C36])*[.D36])" office:value-type="float" office:value="50.3397186128366" calcext:value-type="float">
            <text:p>50.3397186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6]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formula="of:=([.C37]*[.E36])+((1-[.C37])*[.D37])" office:value-type="float" office:value="49.8717748902693" calcext:value-type="float">
            <text:p>49.8717748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7]"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table:formula="of:=([.C38]*[.E37])+((1-[.C38])*[.D38])" office:value-type="float" office:value="49.2974199122154" calcext:value-type="float">
            <text:p>49.2974199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38]"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table:formula="of:=([.C39]*[.E38])+((1-[.C39])*[.D39])" office:value-type="float" office:value="48.0379359297723" calcext:value-type="float">
            <text:p>48.03793592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39]"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formula="of:=([.C40]*[.E39])+((1-[.C40])*[.D40])" office:value-type="float" office:value="45.2303487438179" calcext:value-type="float">
            <text:p>45.23034874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40]"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formula="of:=([.C41]*[.E40])+((1-[.C41])*[.D41])" office:value-type="float" office:value="39.9842789950543" calcext:value-type="float">
            <text:p>39.98427899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table:formula="of:=[.C41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([.C42]*[.E41])+((1-[.C42])*[.D42])" office:value-type="float" office:value="32.5874231960434" calcext:value-type="float">
            <text:p>32.58742319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table:formula="of:=[.C42]" office:value-type="float" office:value="0.8" calcext:value-type="float">
            <text:p>0.8</text:p>
          </table:table-cell>
          <table:table-cell office:value-type="float" office:value="-11" calcext:value-type="float">
            <text:p>-11</text:p>
          </table:table-cell>
          <table:table-cell table:formula="of:=([.C43]*[.E42])+((1-[.C43])*[.D43])" office:value-type="float" office:value="23.8699385568348" calcext:value-type="float">
            <text:p>23.869938556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table:formula="of:=[.C43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44]*[.E43])+((1-[.C44])*[.D44])" office:value-type="float" office:value="14.8959508454678" calcext:value-type="float">
            <text:p>14.895950845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2"/>
          <table:table-cell table:formula="of:=[.C44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45]*[.E44])+((1-[.C45])*[.D45])" office:value-type="float" office:value="6.91676067637425" calcext:value-type="float">
            <text:p>6.91676067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2"/>
          <table:table-cell table:formula="of:=[.C45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46]*[.E45])+((1-[.C46])*[.D46])" office:value-type="float" office:value="0.5334085410994" calcext:value-type="float">
            <text:p>0.53340854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46]" office:value-type="float" office:value="0.8" calcext:value-type="float">
            <text:p>0.8</text:p>
          </table:table-cell>
          <table:table-cell office:value-type="float" office:value="-23" calcext:value-type="float">
            <text:p>-23</text:p>
          </table:table-cell>
          <table:table-cell table:formula="of:=([.C47]*[.E46])+((1-[.C47])*[.D47])" office:value-type="float" office:value="-4.17327316712048" calcext:value-type="float">
            <text:p>-4.1732731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47]"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  <table:table-cell table:formula="of:=([.C48]*[.E47])+((1-[.C48])*[.D48])" office:value-type="float" office:value="-6.93861853369638" calcext:value-type="float">
            <text:p>-6.938618533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48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49]*[.E48])+((1-[.C49])*[.D49])" office:value-type="float" office:value="-8.15089482695711" calcext:value-type="float">
            <text:p>-8.1508948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49]"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table:formula="of:=([.C50]*[.E49])+((1-[.C50])*[.D50])" office:value-type="float" office:value="-8.52071586156569" calcext:value-type="float">
            <text:p>-8.5207158616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50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51]*[.E50])+((1-[.C51])*[.D51])" office:value-type="float" office:value="-8.21657268925255" calcext:value-type="float">
            <text:p>-8.216572689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51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52]*[.E51])+((1-[.C52])*[.D52])" office:value-type="float" office:value="-7.57325815140204" calcext:value-type="float">
            <text:p>-7.573258151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52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53]*[.E52])+((1-[.C53])*[.D53])" office:value-type="float" office:value="-6.85860652112163" calcext:value-type="float">
            <text:p>-6.858606521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53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54]*[.E53])+((1-[.C54])*[.D54])" office:value-type="float" office:value="-6.08688521689731" calcext:value-type="float">
            <text:p>-6.086885216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4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55]*[.E54])+((1-[.C55])*[.D55])" office:value-type="float" office:value="-5.26950817351785" calcext:value-type="float">
            <text:p>-5.269508173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5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56]*[.E55])+((1-[.C56])*[.D56])" office:value-type="float" office:value="-4.41560653881428" calcext:value-type="float">
            <text:p>-4.415606538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7]*[.E56])+((1-[.C57])*[.D57])" office:value-type="float" office:value="-3.53248523105142" calcext:value-type="float">
            <text:p>-3.532485231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8]*[.E57])+((1-[.C58])*[.D58])" office:value-type="float" office:value="-2.82598818484114" calcext:value-type="float">
            <text:p>-2.825988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5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9]*[.E58])+((1-[.C59])*[.D59])" office:value-type="float" office:value="-2.26079054787291" calcext:value-type="float">
            <text:p>-2.2607905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59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C60]*[.E59])+((1-[.C60])*[.D60])" office:value-type="float" office:value="-1.60863243829833" calcext:value-type="float">
            <text:p>-1.608632438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60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formula="of:=([.C61]*[.E60])+((1-[.C61])*[.D61])" office:value-type="float" office:value="0.113094049361337" calcext:value-type="float">
            <text:p>0.1130940494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61]"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table:formula="of:=([.C62]*[.E61])+((1-[.C62])*[.D62])" office:value-type="float" office:value="4.89047523948907" calcext:value-type="float">
            <text:p>4.890475239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number-columns-repeated="2"/>
          <table:table-cell table:formula="of:=[.C62]"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table:formula="of:=([.C63]*[.E62])+((1-[.C63])*[.D63])" office:value-type="float" office:value="13.3123801915913" calcext:value-type="float">
            <text:p>13.3123801916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2">
          <table:table-cell table:number-columns-repeated="2"/>
          <table:table-cell table:formula="of:=[.C63]" office:value-type="float" office:value="0.8" calcext:value-type="float">
            <text:p>0.8</text:p>
          </table:table-cell>
          <table:table-cell office:value-type="float" office:value="66" calcext:value-type="float">
            <text:p>66</text:p>
          </table:table-cell>
          <table:table-cell table:formula="of:=([.C64]*[.E63])+((1-[.C64])*[.D64])" office:value-type="float" office:value="23.849904153273" calcext:value-type="float">
            <text:p>23.8499041533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2">
          <table:table-cell table:number-columns-repeated="2"/>
          <table:table-cell table:formula="of:=[.C64]"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table:formula="of:=([.C65]*[.E64])+((1-[.C65])*[.D65])" office:value-type="float" office:value="34.4799233226184" calcext:value-type="float">
            <text:p>34.4799233226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65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66]*[.E65])+((1-[.C66])*[.D66])" office:value-type="float" office:value="43.5839386580947" calcext:value-type="float">
            <text:p>43.583938658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formula="of:=[.C66]"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table:formula="of:=([.C67]*[.E66])+((1-[.C67])*[.D67])" office:value-type="float" office:value="50.0671509264758" calcext:value-type="float">
            <text:p>50.067150926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67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68]*[.E67])+((1-[.C68])*[.D68])" office:value-type="float" office:value="54.2537207411806" calcext:value-type="float">
            <text:p>54.2537207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68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69]*[.E68])+((1-[.C69])*[.D69])" office:value-type="float" office:value="56.4029765929445" calcext:value-type="float">
            <text:p>56.40297659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69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70]*[.E69])+((1-[.C70])*[.D70])" office:value-type="float" office:value="57.3223812743556" calcext:value-type="float">
            <text:p>57.32238127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70]"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table:formula="of:=([.C71]*[.E70])+((1-[.C71])*[.D71])" office:value-type="float" office:value="57.4579050194845" calcext:value-type="float">
            <text:p>57.45790501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71]"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formula="of:=([.C72]*[.E71])+((1-[.C72])*[.D72])" office:value-type="float" office:value="56.9663240155876" calcext:value-type="float">
            <text:p>56.96632401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72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73]*[.E72])+((1-[.C73])*[.D73])" office:value-type="float" office:value="56.3730592124701" calcext:value-type="float">
            <text:p>56.3730592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73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74]*[.E73])+((1-[.C74])*[.D74])" office:value-type="float" office:value="55.4984473699761" calcext:value-type="float">
            <text:p>55.498447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74]"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table:formula="of:=([.C75]*[.E74])+((1-[.C75])*[.D75])" office:value-type="float" office:value="53.1987578959808" calcext:value-type="float">
            <text:p>53.19875789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75]"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table:formula="of:=([.C76]*[.E75])+((1-[.C76])*[.D76])" office:value-type="float" office:value="47.9590063167847" calcext:value-type="float">
            <text:p>47.959006316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2"/>
          <table:table-cell table:formula="of:=[.C76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C77]*[.E76])+((1-[.C77])*[.D77])" office:value-type="float" office:value="38.5672050534277" calcext:value-type="float">
            <text:p>38.56720505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table:formula="of:=[.C77]"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  <table:table-cell table:formula="of:=([.C78]*[.E77])+((1-[.C78])*[.D78])" office:value-type="float" office:value="27.2537640427422" calcext:value-type="float">
            <text:p>27.25376404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number-columns-repeated="2"/>
          <table:table-cell table:formula="of:=[.C78]" office:value-type="float" office:value="0.8" calcext:value-type="float">
            <text:p>0.8</text:p>
          </table:table-cell>
          <table:table-cell office:value-type="float" office:value="-26" calcext:value-type="float">
            <text:p>-26</text:p>
          </table:table-cell>
          <table:table-cell table:formula="of:=([.C79]*[.E78])+((1-[.C79])*[.D79])" office:value-type="float" office:value="16.6030112341938" calcext:value-type="float">
            <text:p>16.60301123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2"/>
          <table:table-cell table:formula="of:=[.C79]" office:value-type="float" office:value="0.8" calcext:value-type="float">
            <text:p>0.8</text:p>
          </table:table-cell>
          <table:table-cell office:value-type="float" office:value="-27" calcext:value-type="float">
            <text:p>-27</text:p>
          </table:table-cell>
          <table:table-cell table:formula="of:=([.C80]*[.E79])+((1-[.C80])*[.D80])" office:value-type="float" office:value="7.88240898735501" calcext:value-type="float">
            <text:p>7.88240898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2"/>
          <table:table-cell table:formula="of:=[.C80]" office:value-type="float" office:value="0.8" calcext:value-type="float">
            <text:p>0.8</text:p>
          </table:table-cell>
          <table:table-cell office:value-type="float" office:value="-24" calcext:value-type="float">
            <text:p>-24</text:p>
          </table:table-cell>
          <table:table-cell table:formula="of:=([.C81]*[.E80])+((1-[.C81])*[.D81])" office:value-type="float" office:value="1.50592718988401" calcext:value-type="float">
            <text:p>1.50592718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81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82]*[.E81])+((1-[.C82])*[.D82])" office:value-type="float" office:value="-2.99525824809279" calcext:value-type="float">
            <text:p>-2.995258248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82]" office:value-type="float" office:value="0.8" calcext:value-type="float">
            <text:p>0.8</text:p>
          </table:table-cell>
          <table:table-cell office:value-type="float" office:value="-17" calcext:value-type="float">
            <text:p>-17</text:p>
          </table:table-cell>
          <table:table-cell table:formula="of:=([.C83]*[.E82])+((1-[.C83])*[.D83])" office:value-type="float" office:value="-5.79620659847423" calcext:value-type="float">
            <text:p>-5.79620659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83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84]*[.E83])+((1-[.C84])*[.D84])" office:value-type="float" office:value="-7.23696527877939" calcext:value-type="float">
            <text:p>-7.236965278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4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85]*[.E84])+((1-[.C85])*[.D85])" office:value-type="float" office:value="-7.58957222302351" calcext:value-type="float">
            <text:p>-7.58957222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5]" office:value-type="float" office:value="0.8" calcext:value-type="float">
            <text:p>0.8</text:p>
          </table:table-cell>
          <table:table-cell office:value-type="float" office:value="-6" calcext:value-type="float">
            <text:p>-6</text:p>
          </table:table-cell>
          <table:table-cell table:formula="of:=([.C86]*[.E85])+((1-[.C86])*[.D86])" office:value-type="float" office:value="-7.27165777841881" calcext:value-type="float">
            <text:p>-7.271657778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6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87]*[.E86])+((1-[.C87])*[.D87])" office:value-type="float" office:value="-6.61732622273505" calcext:value-type="float">
            <text:p>-6.617326222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87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88]*[.E87])+((1-[.C88])*[.D88])" office:value-type="float" office:value="-5.89386097818804" calcext:value-type="float">
            <text:p>-5.893860978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88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89]*[.E88])+((1-[.C89])*[.D89])" office:value-type="float" office:value="-4.91508878255043" calcext:value-type="float">
            <text:p>-4.915088782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89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90]*[.E89])+((1-[.C90])*[.D90])" office:value-type="float" office:value="-4.13207102604034" calcext:value-type="float">
            <text:p>-4.13207102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90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91]*[.E90])+((1-[.C91])*[.D91])" office:value-type="float" office:value="-3.30565682083227" calcext:value-type="float">
            <text:p>-3.305656820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9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92]*[.E91])+((1-[.C92])*[.D92])" office:value-type="float" office:value="-2.64452545666582" calcext:value-type="float">
            <text:p>-2.6445254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2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formula="of:=([.C93]*[.E92])+((1-[.C93])*[.D93])" office:value-type="float" office:value="-1.11562036533266" calcext:value-type="float">
            <text:p>-1.115620365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93]"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table:formula="of:=([.C94]*[.E93])+((1-[.C94])*[.D94])" office:value-type="float" office:value="5.10750370773387" calcext:value-type="float">
            <text:p>5.1075037077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94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95]*[.E94])+((1-[.C95])*[.D95])" office:value-type="float" office:value="16.2860029661871" calcext:value-type="float">
            <text:p>16.2860029662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2">
          <table:table-cell table:number-columns-repeated="2"/>
          <table:table-cell table:formula="of:=[.C95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96]*[.E95])+((1-[.C96])*[.D96])" office:value-type="float" office:value="29.0288023729497" calcext:value-type="float">
            <text:p>29.0288023729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2">
          <table:table-cell table:number-columns-repeated="2"/>
          <table:table-cell table:formula="of:=[.C96]"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table:formula="of:=([.C97]*[.E96])+((1-[.C97])*[.D97])" office:value-type="float" office:value="39.4230418983597" calcext:value-type="float">
            <text:p>39.4230418984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2">
          <table:table-cell table:number-columns-repeated="2"/>
          <table:table-cell table:formula="of:=[.C97]" office:value-type="float" office:value="0.8" calcext:value-type="float">
            <text:p>0.8</text:p>
          </table:table-cell>
          <table:table-cell office:value-type="float" office:value="78" calcext:value-type="float">
            <text:p>78</text:p>
          </table:table-cell>
          <table:table-cell table:formula="of:=([.C98]*[.E97])+((1-[.C98])*[.D98])" office:value-type="float" office:value="47.1384335186878" calcext:value-type="float">
            <text:p>47.138433518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2">
          <table:table-cell table:number-columns-repeated="2"/>
          <table:table-cell table:formula="of:=[.C98]" office:value-type="float" office:value="0.8" calcext:value-type="float">
            <text:p>0.8</text:p>
          </table:table-cell>
          <table:table-cell office:value-type="float" office:value="74" calcext:value-type="float">
            <text:p>74</text:p>
          </table:table-cell>
          <table:table-cell table:formula="of:=([.C99]*[.E98])+((1-[.C99])*[.D99])" office:value-type="float" office:value="52.5107468149502" calcext:value-type="float">
            <text:p>52.510746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9]" office:value-type="float" office:value="0.8" calcext:value-type="float">
            <text:p>0.8</text:p>
          </table:table-cell>
          <table:table-cell office:value-type="float" office:value="69" calcext:value-type="float">
            <text:p>69</text:p>
          </table:table-cell>
          <table:table-cell table:formula="of:=([.C100]*[.E99])+((1-[.C100])*[.D100])" office:value-type="float" office:value="55.8085974519602" calcext:value-type="float">
            <text:p>55.8085974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0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101]*[.E100])+((1-[.C101])*[.D101])" office:value-type="float" office:value="57.6468779615682" calcext:value-type="float">
            <text:p>57.64687796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101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102]*[.E101])+((1-[.C102])*[.D102])" office:value-type="float" office:value="58.3175023692545" calcext:value-type="float">
            <text:p>58.317502369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102]"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formula="of:=([.C103]*[.E102])+((1-[.C103])*[.D103])" office:value-type="float" office:value="58.4540018954036" calcext:value-type="float">
            <text:p>58.45400189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103]"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table:formula="of:=([.C104]*[.E103])+((1-[.C104])*[.D104])" office:value-type="float" office:value="58.1632015163229" calcext:value-type="float">
            <text:p>58.16320151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4]"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formula="of:=([.C105]*[.E104])+((1-[.C105])*[.D105])" office:value-type="float" office:value="57.5305612130583" calcext:value-type="float">
            <text:p>57.53056121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5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106]*[.E105])+((1-[.C106])*[.D106])" office:value-type="float" office:value="56.8244489704467" calcext:value-type="float">
            <text:p>56.82444897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6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107]*[.E106])+((1-[.C107])*[.D107])" office:value-type="float" office:value="55.8595591763573" calcext:value-type="float">
            <text:p>55.85955917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7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108]*[.E107])+((1-[.C108])*[.D108])" office:value-type="float" office:value="54.8876473410859" calcext:value-type="float">
            <text:p>54.88764734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8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109]*[.E108])+((1-[.C109])*[.D109])" office:value-type="float" office:value="53.9101178728687" calcext:value-type="float">
            <text:p>53.91011787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9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110]*[.E109])+((1-[.C110])*[.D110])" office:value-type="float" office:value="52.928094298295" calcext:value-type="float">
            <text:p>52.92809429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10]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formula="of:=([.C111]*[.E110])+((1-[.C111])*[.D111])" office:value-type="float" office:value="51.942475438636" calcext:value-type="float">
            <text:p>51.9424754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11]" office:value-type="float" office:value="0.8" calcext:value-type="float">
            <text:p>0.8</text:p>
          </table:table-cell>
          <table:table-cell office:value-type="float" office:value="46" calcext:value-type="float">
            <text:p>46</text:p>
          </table:table-cell>
          <table:table-cell table:formula="of:=([.C112]*[.E111])+((1-[.C112])*[.D112])" office:value-type="float" office:value="50.7539803509088" calcext:value-type="float">
            <text:p>50.75398035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12]" office:value-type="float" office:value="0.8" calcext:value-type="float">
            <text:p>0.8</text:p>
          </table:table-cell>
          <table:table-cell office:value-type="float" office:value="31" calcext:value-type="float">
            <text:p>31</text:p>
          </table:table-cell>
          <table:table-cell table:formula="of:=([.C113]*[.E112])+((1-[.C113])*[.D113])" office:value-type="float" office:value="46.803184280727" calcext:value-type="float">
            <text:p>46.803184280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2"/>
          <table:table-cell table:formula="of:=[.C113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14]*[.E113])+((1-[.C114])*[.D114])" office:value-type="float" office:value="37.0425474245816" calcext:value-type="float">
            <text:p>37.04254742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2"/>
          <table:table-cell table:formula="of:=[.C114]" office:value-type="float" office:value="0.8" calcext:value-type="float">
            <text:p>0.8</text:p>
          </table:table-cell>
          <table:table-cell office:value-type="float" office:value="-33" calcext:value-type="float">
            <text:p>-33</text:p>
          </table:table-cell>
          <table:table-cell table:formula="of:=([.C115]*[.E114])+((1-[.C115])*[.D115])" office:value-type="float" office:value="23.0340379396653" calcext:value-type="float">
            <text:p>23.034037939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table:number-columns-repeated="2"/>
          <table:table-cell table:formula="of:=[.C115]" office:value-type="float" office:value="0.8" calcext:value-type="float">
            <text:p>0.8</text:p>
          </table:table-cell>
          <table:table-cell office:value-type="float" office:value="-41" calcext:value-type="float">
            <text:p>-41</text:p>
          </table:table-cell>
          <table:table-cell table:formula="of:=([.C116]*[.E115])+((1-[.C116])*[.D116])" office:value-type="float" office:value="10.2272303517322" calcext:value-type="float">
            <text:p>10.22723035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/>
          <table:table-cell table:formula="of:=[.C116]" office:value-type="float" office:value="0.8" calcext:value-type="float">
            <text:p>0.8</text:p>
          </table:table-cell>
          <table:table-cell office:value-type="float" office:value="-35" calcext:value-type="float">
            <text:p>-35</text:p>
          </table:table-cell>
          <table:table-cell table:formula="of:=([.C117]*[.E116])+((1-[.C117])*[.D117])" office:value-type="float" office:value="1.18178428138579" calcext:value-type="float">
            <text:p>1.18178428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117]" office:value-type="float" office:value="0.8" calcext:value-type="float">
            <text:p>0.8</text:p>
          </table:table-cell>
          <table:table-cell office:value-type="float" office:value="-26" calcext:value-type="float">
            <text:p>-26</text:p>
          </table:table-cell>
          <table:table-cell table:formula="of:=([.C118]*[.E117])+((1-[.C118])*[.D118])" office:value-type="float" office:value="-4.25457257489137" calcext:value-type="float">
            <text:p>-4.254572574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118]" office:value-type="float" office:value="0.8" calcext:value-type="float">
            <text:p>0.8</text:p>
          </table:table-cell>
          <table:table-cell office:value-type="float" office:value="-22" calcext:value-type="float">
            <text:p>-22</text:p>
          </table:table-cell>
          <table:table-cell table:formula="of:=([.C119]*[.E118])+((1-[.C119])*[.D119])" office:value-type="float" office:value="-7.80365805991309" calcext:value-type="float">
            <text:p>-7.803658059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19]" office:value-type="float" office:value="0.8" calcext:value-type="float">
            <text:p>0.8</text:p>
          </table:table-cell>
          <table:table-cell office:value-type="float" office:value="-17" calcext:value-type="float">
            <text:p>-17</text:p>
          </table:table-cell>
          <table:table-cell table:formula="of:=([.C120]*[.E119])+((1-[.C120])*[.D120])" office:value-type="float" office:value="-9.64292644793047" calcext:value-type="float">
            <text:p>-9.6429264479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0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121]*[.E120])+((1-[.C121])*[.D121])" office:value-type="float" office:value="-10.3143411583444" calcext:value-type="float">
            <text:p>-10.314341158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1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122]*[.E121])+((1-[.C122])*[.D122])" office:value-type="float" office:value="-10.0514729266755" calcext:value-type="float">
            <text:p>-10.051472926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2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123]*[.E122])+((1-[.C123])*[.D123])" office:value-type="float" office:value="-9.4411783413404" calcext:value-type="float">
            <text:p>-9.441178341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23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124]*[.E123])+((1-[.C124])*[.D124])" office:value-type="float" office:value="-8.55294267307232" calcext:value-type="float">
            <text:p>-8.552942673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4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25]*[.E124])+((1-[.C125])*[.D125])" office:value-type="float" office:value="-7.24235413845786" calcext:value-type="float">
            <text:p>-7.24235413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6]*[.E125])+((1-[.C126])*[.D126])" office:value-type="float" office:value="-5.79388331076629" calcext:value-type="float">
            <text:p>-5.793883310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7]*[.E126])+((1-[.C127])*[.D127])" office:value-type="float" office:value="-4.63510664861303" calcext:value-type="float">
            <text:p>-4.635106648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2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8]*[.E127])+((1-[.C128])*[.D128])" office:value-type="float" office:value="-3.70808531889042" calcext:value-type="float">
            <text:p>-3.708085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28]"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formula="of:=([.C129]*[.E128])+((1-[.C129])*[.D129])" office:value-type="float" office:value="-1.16646825511234" calcext:value-type="float">
            <text:p>-1.166468255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 table:number-columns-repeated="2"/>
          <table:table-cell table:formula="of:=[.C129]"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table:formula="of:=([.C130]*[.E129])+((1-[.C130])*[.D130])" office:value-type="float" office:value="6.26682539591013" calcext:value-type="float">
            <text:p>6.2668253959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30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131]*[.E130])+((1-[.C131])*[.D131])" office:value-type="float" office:value="19.2134603167281" calcext:value-type="float">
            <text:p>19.2134603167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2">
          <table:table-cell table:number-columns-repeated="2"/>
          <table:table-cell table:formula="of:=[.C131]" office:value-type="float" office:value="0.8" calcext:value-type="float">
            <text:p>0.8</text:p>
          </table:table-cell>
          <table:table-cell office:value-type="float" office:value="79" calcext:value-type="float">
            <text:p>79</text:p>
          </table:table-cell>
          <table:table-cell table:formula="of:=([.C132]*[.E131])+((1-[.C132])*[.D132])" office:value-type="float" office:value="31.1707682533825" calcext:value-type="float">
            <text:p>31.170768253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32]"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table:formula="of:=([.C133]*[.E132])+((1-[.C133])*[.D133])" office:value-type="float" office:value="39.336614602706" calcext:value-type="float">
            <text:p>39.336614602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 table:number-columns-repeated="2"/>
          <table:table-cell table:formula="of:=[.C133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134]*[.E133])+((1-[.C134])*[.D134])" office:value-type="float" office:value="47.4692916821648" calcext:value-type="float">
            <text:p>47.469291682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34]" office:value-type="float" office:value="0.8" calcext:value-type="float">
            <text:p>0.8</text:p>
          </table:table-cell>
          <table:table-cell office:value-type="float" office:value="82" calcext:value-type="float">
            <text:p>82</text:p>
          </table:table-cell>
          <table:table-cell table:formula="of:=([.C135]*[.E134])+((1-[.C135])*[.D135])" office:value-type="float" office:value="54.3754333457318" calcext:value-type="float">
            <text:p>54.375433345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35]"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formula="of:=([.C136]*[.E135])+((1-[.C136])*[.D136])" office:value-type="float" office:value="55.3003466765855" calcext:value-type="float">
            <text:p>55.300346676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2"/>
          <table:table-cell table:formula="of:=[.C136]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formula="of:=([.C137]*[.E136])+((1-[.C137])*[.D137])" office:value-type="float" office:value="50.6402773412684" calcext:value-type="float">
            <text:p>50.64027734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table:formula="of:=[.C137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([.C138]*[.E137])+((1-[.C138])*[.D138])" office:value-type="float" office:value="40.9122218730147" calcext:value-type="float">
            <text:p>40.91222187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table:number-columns-repeated="2"/>
          <table:table-cell table:formula="of:=[.C138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139]*[.E138])+((1-[.C139])*[.D139])" office:value-type="float" office:value="28.5297774984118" calcext:value-type="float">
            <text:p>28.52977749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2"/>
          <table:table-cell table:formula="of:=[.C139]" office:value-type="float" office:value="0.8" calcext:value-type="float">
            <text:p>0.8</text:p>
          </table:table-cell>
          <table:table-cell office:value-type="float" office:value="-32" calcext:value-type="float">
            <text:p>-32</text:p>
          </table:table-cell>
          <table:table-cell table:formula="of:=([.C140]*[.E139])+((1-[.C140])*[.D140])" office:value-type="float" office:value="16.4238219987294" calcext:value-type="float">
            <text:p>16.423821998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/>
          <table:table-cell table:formula="of:=[.C140]" office:value-type="float" office:value="0.8" calcext:value-type="float">
            <text:p>0.8</text:p>
          </table:table-cell>
          <table:table-cell office:value-type="float" office:value="-31" calcext:value-type="float">
            <text:p>-31</text:p>
          </table:table-cell>
          <table:table-cell table:formula="of:=([.C141]*[.E140])+((1-[.C141])*[.D141])" office:value-type="float" office:value="6.93905759898353" calcext:value-type="float">
            <text:p>6.93905759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2"/>
          <table:table-cell table:formula="of:=[.C141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142]*[.E141])+((1-[.C142])*[.D142])" office:value-type="float" office:value="0.551246079186824" calcext:value-type="float">
            <text:p>0.55124607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42]" office:value-type="float" office:value="0.8" calcext:value-type="float">
            <text:p>0.8</text:p>
          </table:table-cell>
          <table:table-cell office:value-type="float" office:value="-19" calcext:value-type="float">
            <text:p>-19</text:p>
          </table:table-cell>
          <table:table-cell table:formula="of:=([.C143]*[.E142])+((1-[.C143])*[.D143])" office:value-type="float" office:value="-3.35900313665054" calcext:value-type="float">
            <text:p>-3.359003136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43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144]*[.E143])+((1-[.C144])*[.D144])" office:value-type="float" office:value="-5.28720250932043" calcext:value-type="float">
            <text:p>-5.287202509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4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145]*[.E144])+((1-[.C145])*[.D145])" office:value-type="float" office:value="-6.02976200745635" calcext:value-type="float">
            <text:p>-6.029762007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5]" office:value-type="float" office:value="0.8" calcext:value-type="float">
            <text:p>0.8</text:p>
          </table:table-cell>
          <table:table-cell office:value-type="float" office:value="-6" calcext:value-type="float">
            <text:p>-6</text:p>
          </table:table-cell>
          <table:table-cell table:formula="of:=([.C146]*[.E145])+((1-[.C146])*[.D146])" office:value-type="float" office:value="-6.02380960596508" calcext:value-type="float">
            <text:p>-6.023809606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6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147]*[.E146])+((1-[.C147])*[.D147])" office:value-type="float" office:value="-5.61904768477206" calcext:value-type="float">
            <text:p>-5.619047684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47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148]*[.E147])+((1-[.C148])*[.D148])" office:value-type="float" office:value="-5.09523814781765" calcext:value-type="float">
            <text:p>-5.095238147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148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49]*[.E148])+((1-[.C149])*[.D149])" office:value-type="float" office:value="-4.47619051825412" calcext:value-type="float">
            <text:p>-4.476190518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49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150]*[.E149])+((1-[.C150])*[.D150])" office:value-type="float" office:value="-3.7809524146033" calcext:value-type="float">
            <text:p>-3.780952414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50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1]*[.E150])+((1-[.C151])*[.D151])" office:value-type="float" office:value="-3.02476193168264" calcext:value-type="float">
            <text:p>-3.024761931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5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2]*[.E151])+((1-[.C152])*[.D152])" office:value-type="float" office:value="-2.41980954534611" calcext:value-type="float">
            <text:p>-2.4198095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2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3]*[.E152])+((1-[.C153])*[.D153])" office:value-type="float" office:value="-1.93584763627689" calcext:value-type="float">
            <text:p>-1.9358476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4]*[.E153])+((1-[.C154])*[.D154])" office:value-type="float" office:value="-1.54867810902151" calcext:value-type="float">
            <text:p>-1.548678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4]" office:value-type="float" office:value="0.8" calcext:value-type="float">
            <text:p>0.8</text:p>
          </table:table-cell>
          <table:table-cell office:value-type="float" office:value="-14" calcext:value-type="float">
            <text:p>-14</text:p>
          </table:table-cell>
          <table:table-cell table:formula="of:=([.C155]*[.E154])+((1-[.C155])*[.D155])" office:value-type="float" office:value="-4.03894248721721" calcext:value-type="float">
            <text:p>-4.0389424872</text:p>
          </table:table-cell>
          <table:table-cell table:formula="of:=ABS([.E155]-[.D155])" office:value-type="float" office:value="9.96105751278279" calcext:value-type="float">
            <text:p>9.9610575128</text:p>
          </table:table-cell>
          <table:table-cell/>
        </table:table-row>
        <table:table-row table:style-name="ro2">
          <table:table-cell table:number-columns-repeated="2"/>
          <table:table-cell table:formula="of:=[.C155]"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table:formula="of:=([.C156]*[.E155])+((1-[.C156])*[.D156])" office:value-type="float" office:value="-5.23115398977377" calcext:value-type="float">
            <text:p>-5.2311539898</text:p>
          </table:table-cell>
          <table:table-cell table:formula="of:=ABS([.E156]-[.D156])" office:value-type="float" office:value="4.76884601022623" calcext:value-type="float">
            <text:p>4.7688460102</text:p>
          </table:table-cell>
          <table:table-cell/>
        </table:table-row>
        <table:table-row table:style-name="ro2">
          <table:table-cell table:number-columns-repeated="2"/>
          <table:table-cell table:formula="of:=[.C156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157]*[.E156])+((1-[.C157])*[.D157])" office:value-type="float" office:value="-5.58492319181901" calcext:value-type="float">
            <text:p>-5.5849231918</text:p>
          </table:table-cell>
          <table:table-cell table:formula="of:=ABS([.E157]-[.D157])" office:value-type="float" office:value="1.41507680818099" calcext:value-type="float">
            <text:p>1.4150768082</text:p>
          </table:table-cell>
          <table:table-cell/>
        </table:table-row>
        <table:table-row table:style-name="ro2">
          <table:table-cell table:number-columns-repeated="2"/>
          <table:table-cell table:formula="of:=[.C157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158]*[.E157])+((1-[.C158])*[.D158])" office:value-type="float" office:value="-5.46793855345521" calcext:value-type="float">
            <text:p>-5.4679385535</text:p>
          </table:table-cell>
          <table:table-cell table:formula="of:=ABS([.E158]-[.D158])" office:value-type="float" office:value="0.46793855345521" calcext:value-type="float">
            <text:p>0.4679385535</text:p>
          </table:table-cell>
          <table:table-cell/>
        </table:table-row>
        <table:table-row table:style-name="ro2">
          <table:table-cell table:number-columns-repeated="2"/>
          <table:table-cell table:formula="of:=[.C15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9]*[.E158])+((1-[.C159])*[.D159])" office:value-type="float" office:value="-4.37435084276417" calcext:value-type="float">
            <text:p>-4.3743508428</text:p>
          </table:table-cell>
          <table:table-cell table:formula="of:=ABS([.E159]-[.D159])" office:value-type="float" office:value="4.37435084276417" calcext:value-type="float">
            <text:p>4.3743508428</text:p>
          </table:table-cell>
          <table:table-cell/>
        </table:table-row>
        <table:table-row table:style-name="ro2">
          <table:table-cell table:number-columns-repeated="2"/>
          <table:table-cell table:formula="of:=[.C159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0]*[.E159])+((1-[.C160])*[.D160])" office:value-type="float" office:value="-3.49948067421133" calcext:value-type="float">
            <text:p>-3.4994806742</text:p>
          </table:table-cell>
          <table:table-cell table:formula="of:=ABS([.E160]-[.D160])" office:value-type="float" office:value="3.49948067421133" calcext:value-type="float">
            <text:p>3.4994806742</text:p>
          </table:table-cell>
          <table:table-cell/>
        </table:table-row>
        <table:table-row table:style-name="ro2">
          <table:table-cell table:number-columns-repeated="2"/>
          <table:table-cell table:formula="of:=[.C160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161]*[.E160])+((1-[.C161])*[.D161])" office:value-type="float" office:value="-3.39958453936907" calcext:value-type="float">
            <text:p>-3.3995845394</text:p>
          </table:table-cell>
          <table:table-cell table:formula="of:=ABS([.E161]-[.D161])" office:value-type="float" office:value="0.399584539369068" calcext:value-type="float">
            <text:p>0.3995845394</text:p>
          </table:table-cell>
          <table:table-cell/>
        </table:table-row>
        <table:table-row table:style-name="ro2">
          <table:table-cell table:number-columns-repeated="2"/>
          <table:table-cell table:formula="of:=[.C16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2]*[.E161])+((1-[.C162])*[.D162])" office:value-type="float" office:value="-2.71966763149525" calcext:value-type="float">
            <text:p>-2.7196676315</text:p>
          </table:table-cell>
          <table:table-cell table:formula="of:=ABS([.E162]-[.D162])" office:value-type="float" office:value="2.71966763149525" calcext:value-type="float">
            <text:p>2.7196676315</text:p>
          </table:table-cell>
          <table:table-cell/>
        </table:table-row>
        <table:table-row table:style-name="ro2">
          <table:table-cell table:number-columns-repeated="2"/>
          <table:table-cell table:formula="of:=[.C162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163]*[.E162])+((1-[.C163])*[.D163])" office:value-type="float" office:value="-2.3757341051962" calcext:value-type="float">
            <text:p>-2.3757341052</text:p>
          </table:table-cell>
          <table:table-cell table:formula="of:=ABS([.E163]-[.D163])" office:value-type="float" office:value="1.3757341051962" calcext:value-type="float">
            <text:p>1.3757341052</text:p>
          </table:table-cell>
          <table:table-cell/>
        </table:table-row>
        <table:table-row table:style-name="ro2">
          <table:table-cell table:number-columns-repeated="2"/>
          <table:table-cell table:formula="of:=[.C16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4]*[.E163])+((1-[.C164])*[.D164])" office:value-type="float" office:value="-1.90058728415696" calcext:value-type="float">
            <text:p>-1.9005872842</text:p>
          </table:table-cell>
          <table:table-cell table:formula="of:=ABS([.E164]-[.D164])" office:value-type="float" office:value="1.90058728415696" calcext:value-type="float">
            <text:p>1.9005872842</text:p>
          </table:table-cell>
          <table:table-cell/>
        </table:table-row>
        <table:table-row table:style-name="ro2">
          <table:table-cell table:number-columns-repeated="2"/>
          <table:table-cell table:formula="of:=[.C164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5]*[.E164])+((1-[.C165])*[.D165])" office:value-type="float" office:value="-1.52046982732557" calcext:value-type="float">
            <text:p>-1.5204698273</text:p>
          </table:table-cell>
          <table:table-cell table:formula="of:=ABS([.E165]-[.D165])" office:value-type="float" office:value="1.52046982732557" calcext:value-type="float">
            <text:p>1.5204698273</text:p>
          </table:table-cell>
          <table:table-cell/>
        </table:table-row>
      </table:table>
      <table:table table:name="Sheet1" table:style-name="ta1">
        <table:shapes>
          <draw:frame draw:z-index="0" draw:style-name="gr1" draw:text-style-name="P1" svg:width="159.97mm" svg:height="90.05mm" svg:x="174.84mm" svg:y="107.25mm">
            <loext:p draw:notify-on-update-of-ranges="Sheet1.C8:Sheet1.C21 Sheet1.D6:Sheet1.D6 Sheet1.D8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101.73mm" svg:x="242.31mm" svg:y="96.93mm">
            <loext:p draw:notify-on-update-of-ranges="Sheet1.J7:Sheet1.J22 Sheet1.K6:Sheet1.K6 Sheet1.K7:Sheet1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4" table:number-rows-repeated="5">
          <table:table-cell table:number-columns-repeated="12"/>
        </table:table-row>
        <table:table-row table:style-name="ro4">
          <table:table-cell office:value-type="string" calcext:value-type="string">
            <text:p>9x4.7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10x4.5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</table:table-row>
        <table:table-row table:style-name="ro4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llo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50" calcext:value-type="float">
            <text:p>18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64" calcext:value-type="float">
            <text:p>186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814" calcext:value-type="float">
            <text:p>181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Default_Throttle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9.97mm" svg:height="90.05mm" svg:x="3.03mm" svg:y="107.3mm">
            <loext:p draw:notify-on-update-of-ranges="Sheet2.C4:Sheet2.C18 Sheet2.D2:Sheet2.D3 Sheet2.D4:Sheet2.D18 Sheet2.C4:Sheet2.C18 Sheet2.G2:Sheet2.G3 Sheet2.G4:Sheet2.G18 Sheet2.C4:Sheet2.C18 Sheet2.H2:Sheet2.H3 Sheet2.H4:Sheet2.H18 Sheet2.C4:Sheet2.C18 Sheet2.I2:Sheet2.I3 Sheet2.I4:Sheet2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159.89mm" svg:y="108.03mm">
            <loext:p draw:notify-on-update-of-ranges="Sheet2.C4:Sheet2.C18 Sheet2.G3:Sheet2.G3 Sheet2.G4:Sheet2.G18 Sheet2.C4:Sheet2.C18 Sheet2.I3:Sheet2.I3 Sheet2.I4:Sheet2.I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4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</table:table-row>
        <table:table-row table:style-name="ro4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</table:table-row>
        <table:table-row table:style-name="ro4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.13" calcext:value-type="float">
            <text:p>5.13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.13" calcext:value-type="float">
            <text:p>5.13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 calcext:value-type="string">
            <text:p>+- 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9:31:01.720086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7-06-19T09:31:39.135026654</dc:date>
    <meta:editing-duration>PT48M4S</meta:editing-duration>
    <meta:editing-cycles>12</meta:editing-cycles>
    <meta:generator>LibreOffice/5.1.6.2$Linux_X86_64 LibreOffice_project/10m0$Build-2</meta:generator>
    <meta:document-statistic meta:table-count="4" meta:cell-count="15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82cm" svg:y="4.19cm" style:legend-expansion="high" chart:style-name="ch2"/>
        <chart:plot-area chart:style-name="ch3" table:cell-range-address="Sheet1.C8:Sheet1.D21 Sheet1.D6:Sheet1.D6" chart:data-source-has-labels="row" svg:x="0.319cm" svg:y="0.18cm" svg:width="12.444cm" svg:height="8.646cm">
          <chartooo:coordinate-region svg:x="1.205cm" svg:y="0.394cm" svg:width="11.133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1" chart:label-cell-address="Sheet1.D6:Sheet1.D6" chart:class="chart:scatter">
            <chart:domain table:cell-range-address="Sheet1.C8:Sheet1.C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8:Sheet1.C21</svg:desc>
                </draw:g>
              </table:table-cell>
              <table:table-cell office:value-type="float" office:value="15">
                <text:p>15</text:p>
                <draw:g>
                  <svg:desc>Sheet1.D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legend chart:legend-position="end" svg:x="13.082cm" svg:y="4.774cm" style:legend-expansion="high" chart:style-name="ch2"/>
        <chart:plot-area chart:style-name="ch3" table:cell-range-address="Sheet1.J7:Sheet1.K22 Sheet1.K6:Sheet1.K6" chart:data-source-has-labels="row" svg:x="0.319cm" svg:y="0.203cm" svg:width="12.444cm" svg:height="9.768cm">
          <chartooo:coordinate-region svg:x="1.205cm" svg:y="0.416cm" svg:width="11.133cm" svg:height="8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22" chart:label-cell-address="Sheet1.K6:Sheet1.K6" chart:class="chart:scatter">
            <chart:domain table:cell-range-address="Sheet1.J7:Sheet1.J2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hrust (g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J7:Sheet1.J22</svg:desc>
                </draw:g>
              </table:table-cell>
              <table:table-cell office:value-type="float" office:value="0">
                <text:p>0</text:p>
                <draw:g>
                  <svg:desc>Sheet1.K7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81cm" svg:y="0.315cm" chart:style-name="ch2">
          <text:p>Thrust</text:p>
        </chart:title>
        <chart:legend chart:legend-position="end" svg:x="11.66cm" svg:y="3.403cm" style:legend-expansion="high" chart:style-name="ch3"/>
        <chart:plot-area chart:style-name="ch4" table:cell-range-address="Sheet2.C4:Sheet2.D18 Sheet2.D2:Sheet2.D3 Sheet2.G2:Sheet2.I18" chart:data-source-has-labels="row" svg:x="0.319cm" svg:y="1.286cm" svg:width="11.022cm" svg:height="7.54cm">
          <chartooo:coordinate-region svg:x="1.205cm" svg:y="1.499cm" svg:width="9.712cm" svg:height="6.6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D4:Sheet2.D18" chart:label-cell-address="Sheet2.D2:Sheet2.D3" chart:class="chart:scatter">
            <chart:domain table:cell-range-address="Sheet2.C4:Sheet2.C18"/>
            <chart:data-point chart:repeated="15"/>
          </chart:series>
          <chart:series chart:style-name="ch8" chart:values-cell-range-address="Sheet2.G4:Sheet2.G18" chart:label-cell-address="Sheet2.G2:Sheet2.G3" chart:class="chart:scatter">
            <chart:data-point chart:repeated="15"/>
          </chart:series>
          <chart:series chart:style-name="ch9" chart:values-cell-range-address="Sheet2.H4:Sheet2.H18" chart:label-cell-address="Sheet2.H2:Sheet2.H3" chart:class="chart:scatter">
            <chart:data-point chart:repeated="15"/>
          </chart:series>
          <chart:series chart:style-name="ch10" chart:values-cell-range-address="Sheet2.I4:Sheet2.I18" chart:label-cell-address="Sheet2.I2:Sheet2.I3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9x4.7E Thrust (g)</text:p>
                <text:list>
                  <text:list-item>
                    <text:p>9x4.7E</text:p>
                  </text:list-item>
                  <text:list-item>
                    <text:p>Thrust (g)</text:p>
                  </text:list-item>
                </text:list>
                <draw:g>
                  <svg:desc>Sheet2.D2:Sheet2.D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G2:Sheet2.G3</svg:desc>
                </draw:g>
              </table:table-cell>
              <table:table-cell office:value-type="string">
                <text:p>10x4.5E Thrust (g)</text:p>
                <text:list>
                  <text:list-item>
                    <text:p>10x4.5E</text:p>
                  </text:list-item>
                  <text:list-item>
                    <text:p>Thrust (g)</text:p>
                  </text:list-item>
                </text:list>
                <draw:g>
                  <svg:desc>Sheet2.H2:Sheet2.H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I2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">
                <text:p>0</text:p>
                <draw:g>
                  <svg:desc>Sheet2.D4:Sheet2.D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">
                <text:p>0</text:p>
                <draw:g>
                  <svg:desc>Sheet2.H4:Sheet2.H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  <table:table-cell office:value-type="float" office:value="0.73">
                <text:p>0.73</text:p>
              </table:table-cell>
              <table:table-cell office:value-type="float" office:value="61">
                <text:p>6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116">
                <text:p>11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  <table:table-cell office:value-type="float" office:value="1.6">
                <text:p>1.6</text:p>
              </table:table-cell>
              <table:table-cell office:value-type="float" office:value="150">
                <text:p>1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  <table:table-cell office:value-type="float" office:value="1.97">
                <text:p>1.97</text:p>
              </table:table-cell>
              <table:table-cell office:value-type="float" office:value="182">
                <text:p>1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  <table:table-cell office:value-type="float" office:value="2.43">
                <text:p>2.43</text:p>
              </table:table-cell>
              <table:table-cell office:value-type="float" office:value="214">
                <text:p>21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  <table:table-cell office:value-type="float" office:value="2.93">
                <text:p>2.93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  <table:table-cell office:value-type="float" office:value="3.47">
                <text:p>3.47</text:p>
              </table:table-cell>
              <table:table-cell office:value-type="float" office:value="265">
                <text:p>26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  <table:table-cell office:value-type="float" office:value="4.03">
                <text:p>4.03</text:p>
              </table:table-cell>
              <table:table-cell office:value-type="float" office:value="286">
                <text:p>28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  <table:table-cell office:value-type="float" office:value="4.56">
                <text:p>4.56</text:p>
              </table:table-cell>
              <table:table-cell office:value-type="float" office:value="295">
                <text:p>29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  <table:table-cell office:value-type="float" office:value="5.13">
                <text:p>5.13</text:p>
              </table:table-cell>
              <table:table-cell office:value-type="float" office:value="310">
                <text:p>31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  <table:table-cell office:value-type="float" office:value="5.13">
                <text:p>5.13</text:p>
              </table:table-cell>
              <table:table-cell office:value-type="float" office:value="321">
                <text:p>321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84cm" svg:y="3.927cm" style:legend-expansion="high" chart:style-name="ch2"/>
        <chart:plot-area chart:style-name="ch3" table:cell-range-address="Sheet2.C4:Sheet2.C18 Sheet2.G3:Sheet2.G18 Sheet2.I3:Sheet2.I18" chart:data-source-has-labels="row" svg:x="0.319cm" svg:y="0.18cm" svg:width="12.202cm" svg:height="8.645cm">
          <chartooo:coordinate-region svg:x="0.782cm" svg:y="0.394cm" svg:width="11.314cm" svg:height="7.7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4:Sheet2.G18" chart:label-cell-address="Sheet2.G3:Sheet2.G3" chart:class="chart:scatter">
            <chart:domain table:cell-range-address="Sheet2.C4:Sheet2.C18"/>
            <chart:data-point chart:repeated="15"/>
          </chart:series>
          <chart:series chart:style-name="ch7" chart:values-cell-range-address="Sheet2.I4:Sheet2.I18" chart:label-cell-address="Sheet2.I3:Sheet2.I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A)</text:p>
                <draw:g>
                  <svg:desc>Sheet2.G3:Sheet2.G3</svg:desc>
                </draw:g>
              </table:table-cell>
              <table:table-cell office:value-type="string">
                <text:p>Current (A)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.3">
                <text:p>1.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.6">
                <text:p>1.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.97">
                <text:p>1.9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.43">
                <text:p>2.43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.93">
                <text:p>2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3.47">
                <text:p>3.4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4.03">
                <text:p>4.03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4.56">
                <text:p>4.5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5.13">
                <text:p>5.1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5.13">
                <text:p>5.13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0.453cm" svg:y="3.4cm" style:legend-expansion="high" chart:style-name="ch2"/>
        <chart:plot-area chart:style-name="ch3" chart:data-source-has-labels="both" svg:x="0.32cm" svg:y="0.18cm" svg:width="9.813cm" svg:height="8.64cm">
          <chartooo:coordinate-region svg:x="1.085cm" svg:y="0.394cm" svg:width="8.94cm" svg:height="7.75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ttle (uS)</text:p>
              </table:table-cell>
              <table:table-cell office:value-type="string">
                <text:p>Thrust (g) 1m wire 9x4.7E</text:p>
              </table:table-cell>
              <table:table-cell office:value-type="string">
                <text:p>Thrust (g) 10x4.5E</text:p>
              </table:table-cell>
              <table:table-cell office:value-type="string">
                <text:p>Thrust (g) 11x6.0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867052023121387">
                <text:p>0.0867052023121387</text:p>
              </table:table-cell>
              <table:table-cell office:value-type="float" office:value="0.0700934579439252">
                <text:p>0.0700934579439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202312138728324">
                <text:p>0.202312138728324</text:p>
              </table:table-cell>
              <table:table-cell office:value-type="float" office:value="0.168224299065421">
                <text:p>0.16822429906542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29479768786127">
                <text:p>0.329479768786127</text:p>
              </table:table-cell>
              <table:table-cell office:value-type="float" office:value="0.285046728971963">
                <text:p>0.2850467289719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56647398843931">
                <text:p>0.456647398843931</text:p>
              </table:table-cell>
              <table:table-cell office:value-type="float" office:value="0.411214953271028">
                <text:p>0.411214953271028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542056074766355">
                <text:p>0.54205607476635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16763005780347">
                <text:p>0.716763005780347</text:p>
              </table:table-cell>
              <table:table-cell office:value-type="float" office:value="0.700934579439252">
                <text:p>0.700934579439252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26589595375723">
                <text:p>0.826589595375723</text:p>
              </table:table-cell>
              <table:table-cell office:value-type="float" office:value="0.850467289719626">
                <text:p>0.850467289719626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16cm" svg:height="12.283cm" xlink:href=".." xlink:type="simple" chart:class="chart:line" chart:style-name="ch1">
        <chart:legend chart:legend-position="end" svg:x="27.186cm" svg:y="5.303cm" style:legend-expansion="high" chart:style-name="ch2"/>
        <chart:plot-area chart:style-name="ch3" table:cell-range-address="MPU.D7:MPU.F165" chart:data-source-has-labels="row" svg:x="0.586cm" svg:y="0.245cm" svg:width="26.014cm" svg:height="11.793cm">
          <chartooo:coordinate-region svg:x="1.472cm" svg:y="0.458cm" svg:width="25.128cm" svg:height="11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PU.D8:MPU.D165" chart:label-cell-address="MPU.D7:MPU.D7" chart:class="chart:line">
            <chart:data-point chart:repeated="158"/>
          </chart:series>
          <chart:series chart:style-name="ch7" chart:values-cell-range-address="MPU.E8:MPU.E165" chart:label-cell-address="MPU.E7:MPU.E7" chart:class="chart:line">
            <chart:data-point chart:repeated="158"/>
          </chart:series>
          <chart:series chart:style-name="ch8" chart:values-cell-range-address="MPU.F8:MPU.F165" chart:label-cell-address="MPU.F7:MPU.F7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t</text:p>
                <draw:g>
                  <svg:desc>MPU.D7:MPU.D7</svg:desc>
                </draw:g>
              </table:table-cell>
              <table:table-cell office:value-type="string">
                <text:p>Av2</text:p>
                <draw:g>
                  <svg:desc>MPU.E7:MPU.E7</svg:desc>
                </draw:g>
              </table:table-cell>
              <table:table-cell office:value-type="string">
                <text:p>High</text:p>
                <draw:g>
                  <svg:desc>MPU.F7:MPU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PU.D8:MPU.D165</svg:desc>
                </draw:g>
              </table:table-cell>
              <table:table-cell office:value-type="float" office:value="0">
                <text:p>0</text:p>
                <draw:g>
                  <svg:desc>MPU.E8:MPU.E165</svg:desc>
                </draw:g>
              </table:table-cell>
              <table:table-cell office:value-type="float" office:value="0">
                <text:p>0</text:p>
                <draw:g>
                  <svg:desc>MPU.F8:MPU.F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72">
                <text:p>1.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.976">
                <text:p>4.9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.7808">
                <text:p>10.780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8.82464">
                <text:p>18.8246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28.459712">
                <text:p>28.45971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37.9677696">
                <text:p>37.967769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45.77421568">
                <text:p>45.774215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51.619372544">
                <text:p>51.6193725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55.4954980352">
                <text:p>55.495498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57.99639842816">
                <text:p>57.9963984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59.397118742528">
                <text:p>59.397118742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59.9176949940224">
                <text:p>59.9176949940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59.9341559952179">
                <text:p>59.9341559952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59.5473247961743">
                <text:p>59.5473247961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58.8378598369395">
                <text:p>58.8378598369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57.8702878695516">
                <text:p>57.8702878695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56.8962302956413">
                <text:p>56.8962302956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5.916984236513">
                <text:p>55.916984236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4.9335873892104">
                <text:p>54.9335873892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53.9468699113683">
                <text:p>53.9468699113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3.1574959290947">
                <text:p>53.1574959290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52.5259967432757">
                <text:p>52.525996743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2.0207973946206">
                <text:p>52.0207973946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1.6166379156965">
                <text:p>51.616637915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51.0933103325572">
                <text:p>51.093310332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50.6746482660457">
                <text:p>50.6746482660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50.3397186128366">
                <text:p>50.33971861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9.8717748902693">
                <text:p>49.871774890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49.2974199122154">
                <text:p>49.297419912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48.0379359297723">
                <text:p>48.0379359297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5.2303487438179">
                <text:p>45.2303487438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39.9842789950543">
                <text:p>39.9842789950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2.5874231960434">
                <text:p>32.5874231960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">
                <text:p>-11</text:p>
              </table:table-cell>
              <table:table-cell office:value-type="float" office:value="23.8699385568348">
                <text:p>23.86993855683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14.8959508454678">
                <text:p>14.8959508454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5">
                <text:p>-25</text:p>
              </table:table-cell>
              <table:table-cell office:value-type="float" office:value="6.91676067637425">
                <text:p>6.916760676374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">
                <text:p>-25</text:p>
              </table:table-cell>
              <table:table-cell office:value-type="float" office:value="0.5334085410994">
                <text:p>0.5334085410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3">
                <text:p>-23</text:p>
              </table:table-cell>
              <table:table-cell office:value-type="float" office:value="-4.17327316712048">
                <text:p>-4.1732731671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6.93861853369638">
                <text:p>-6.938618533696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">
                <text:p>-13</text:p>
              </table:table-cell>
              <table:table-cell office:value-type="float" office:value="-8.15089482695711">
                <text:p>-8.150894826957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">
                <text:p>-10</text:p>
              </table:table-cell>
              <table:table-cell office:value-type="float" office:value="-8.52071586156569">
                <text:p>-8.520715861565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">
                <text:p>-7</text:p>
              </table:table-cell>
              <table:table-cell office:value-type="float" office:value="-8.21657268925255">
                <text:p>-8.216572689252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">
                <text:p>-5</text:p>
              </table:table-cell>
              <table:table-cell office:value-type="float" office:value="-7.57325815140204">
                <text:p>-7.573258151402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">
                <text:p>-4</text:p>
              </table:table-cell>
              <table:table-cell office:value-type="float" office:value="-6.85860652112163">
                <text:p>-6.858606521121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-6.08688521689731">
                <text:p>-6.086885216897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-5.26950817351785">
                <text:p>-5.26950817351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-4.41560653881428">
                <text:p>-4.415606538814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3.53248523105142">
                <text:p>-3.53248523105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2.82598818484114">
                <text:p>-2.8259881848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2.26079054787291">
                <text:p>-2.26079054787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-1.60863243829833">
                <text:p>-1.60863243829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.113094049361337">
                <text:p>0.1130940493613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4.89047523948907">
                <text:p>4.8904752394890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13.3123801915913">
                <text:p>13.312380191591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23.849904153273">
                <text:p>23.84990415327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34.4799233226184">
                <text:p>34.479923322618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43.5839386580947">
                <text:p>43.583938658094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50.0671509264758">
                <text:p>50.06715092647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54.2537207411806">
                <text:p>54.253720741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56.4029765929445">
                <text:p>56.4029765929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7.3223812743556">
                <text:p>57.3223812743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7.4579050194845">
                <text:p>57.4579050194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56.9663240155876">
                <text:p>56.9663240155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6.3730592124701">
                <text:p>56.3730592124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">
                <text:p>52</text:p>
              </table:table-cell>
              <table:table-cell office:value-type="float" office:value="55.4984473699761">
                <text:p>55.4984473699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53.1987578959808">
                <text:p>53.1987578959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47.9590063167847">
                <text:p>47.95900631678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8.5672050534277">
                <text:p>38.567205053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">
                <text:p>-18</text:p>
              </table:table-cell>
              <table:table-cell office:value-type="float" office:value="27.2537640427422">
                <text:p>27.25376404274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6">
                <text:p>-26</text:p>
              </table:table-cell>
              <table:table-cell office:value-type="float" office:value="16.6030112341938">
                <text:p>16.6030112341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7.88240898735501">
                <text:p>7.882408987355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4">
                <text:p>-24</text:p>
              </table:table-cell>
              <table:table-cell office:value-type="float" office:value="1.50592718988401">
                <text:p>1.50592718988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1">
                <text:p>-21</text:p>
              </table:table-cell>
              <table:table-cell office:value-type="float" office:value="-2.99525824809279">
                <text:p>-2.99525824809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">
                <text:p>-17</text:p>
              </table:table-cell>
              <table:table-cell office:value-type="float" office:value="-5.79620659847423">
                <text:p>-5.796206598474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3">
                <text:p>-13</text:p>
              </table:table-cell>
              <table:table-cell office:value-type="float" office:value="-7.23696527877939">
                <text:p>-7.236965278779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">
                <text:p>-9</text:p>
              </table:table-cell>
              <table:table-cell office:value-type="float" office:value="-7.58957222302351">
                <text:p>-7.589572223023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">
                <text:p>-6</text:p>
              </table:table-cell>
              <table:table-cell office:value-type="float" office:value="-7.27165777841881">
                <text:p>-7.271657778418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">
                <text:p>-4</text:p>
              </table:table-cell>
              <table:table-cell office:value-type="float" office:value="-6.61732622273505">
                <text:p>-6.617326222735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">
                <text:p>-3</text:p>
              </table:table-cell>
              <table:table-cell office:value-type="float" office:value="-5.89386097818804">
                <text:p>-5.893860978188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  <table:table-cell office:value-type="float" office:value="-4.91508878255043">
                <text:p>-4.915088782550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-4.13207102604034">
                <text:p>-4.132071026040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3.30565682083227">
                <text:p>-3.30565682083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2.64452545666582">
                <text:p>-2.6445254566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-1.11562036533266">
                <text:p>-1.1156203653326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5.10750370773387">
                <text:p>5.1075037077338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">
                <text:p>61</text:p>
              </table:table-cell>
              <table:table-cell office:value-type="float" office:value="16.2860029661871">
                <text:p>16.286002966187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29.0288023729497">
                <text:p>29.028802372949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39.4230418983597">
                <text:p>39.423041898359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47.1384335186878">
                <text:p>47.13843351868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52.5107468149502">
                <text:p>52.5107468149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55.8085974519602">
                <text:p>55.8085974519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">
                <text:p>65</text:p>
              </table:table-cell>
              <table:table-cell office:value-type="float" office:value="57.6468779615682">
                <text:p>57.6468779615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58.3175023692545">
                <text:p>58.3175023692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58.4540018954036">
                <text:p>58.4540018954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58.1632015163229">
                <text:p>58.1632015163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57.5305612130583">
                <text:p>57.5305612130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56.8244489704467">
                <text:p>56.8244489704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55.8595591763573">
                <text:p>55.859559176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">
                <text:p>51</text:p>
              </table:table-cell>
              <table:table-cell office:value-type="float" office:value="54.8876473410859">
                <text:p>54.8876473410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53.9101178728687">
                <text:p>53.9101178728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">
                <text:p>49</text:p>
              </table:table-cell>
              <table:table-cell office:value-type="float" office:value="52.928094298295">
                <text:p>52.92809429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">
                <text:p>48</text:p>
              </table:table-cell>
              <table:table-cell office:value-type="float" office:value="51.942475438636">
                <text:p>51.942475438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50.7539803509088">
                <text:p>50.7539803509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46.803184280727">
                <text:p>46.8031842807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37.0425474245816">
                <text:p>37.04254742458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3">
                <text:p>-33</text:p>
              </table:table-cell>
              <table:table-cell office:value-type="float" office:value="23.0340379396653">
                <text:p>23.0340379396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1">
                <text:p>-41</text:p>
              </table:table-cell>
              <table:table-cell office:value-type="float" office:value="10.2272303517322">
                <text:p>10.22723035173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5">
                <text:p>-35</text:p>
              </table:table-cell>
              <table:table-cell office:value-type="float" office:value="1.18178428138579">
                <text:p>1.18178428138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">
                <text:p>-26</text:p>
              </table:table-cell>
              <table:table-cell office:value-type="float" office:value="-4.25457257489137">
                <text:p>-4.254572574891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2">
                <text:p>-22</text:p>
              </table:table-cell>
              <table:table-cell office:value-type="float" office:value="-7.80365805991309">
                <text:p>-7.803658059913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7">
                <text:p>-17</text:p>
              </table:table-cell>
              <table:table-cell office:value-type="float" office:value="-9.64292644793047">
                <text:p>-9.642926447930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">
                <text:p>-13</text:p>
              </table:table-cell>
              <table:table-cell office:value-type="float" office:value="-10.3143411583444">
                <text:p>-10.31434115834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">
                <text:p>-9</text:p>
              </table:table-cell>
              <table:table-cell office:value-type="float" office:value="-10.0514729266755">
                <text:p>-10.05147292667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">
                <text:p>-7</text:p>
              </table:table-cell>
              <table:table-cell office:value-type="float" office:value="-9.4411783413404">
                <text:p>-9.44117834134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">
                <text:p>-5</text:p>
              </table:table-cell>
              <table:table-cell office:value-type="float" office:value="-8.55294267307232">
                <text:p>-8.552942673072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">
                <text:p>-2</text:p>
              </table:table-cell>
              <table:table-cell office:value-type="float" office:value="-7.24235413845786">
                <text:p>-7.242354138457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-5.79388331076629">
                <text:p>-5.793883310766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4.63510664861303">
                <text:p>-4.63510664861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3.70808531889042">
                <text:p>-3.7080853188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-1.16646825511234">
                <text:p>-1.166468255112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6.26682539591013">
                <text:p>6.266825395910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19.2134603167281">
                <text:p>19.213460316728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31.1707682533825">
                <text:p>31.17076825338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  <table:table-cell office:value-type="float" office:value="39.336614602706">
                <text:p>39.33661460270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47.4692916821648">
                <text:p>47.469291682164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54.3754333457318">
                <text:p>54.37543334573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">
                <text:p>59</text:p>
              </table:table-cell>
              <table:table-cell office:value-type="float" office:value="55.3003466765855">
                <text:p>55.30034667658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50.6402773412684">
                <text:p>50.64027734126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40.9122218730147">
                <text:p>40.9122218730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1">
                <text:p>-21</text:p>
              </table:table-cell>
              <table:table-cell office:value-type="float" office:value="28.5297774984118">
                <text:p>28.5297774984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2">
                <text:p>-32</text:p>
              </table:table-cell>
              <table:table-cell office:value-type="float" office:value="16.4238219987294">
                <text:p>16.42382199872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1">
                <text:p>-31</text:p>
              </table:table-cell>
              <table:table-cell office:value-type="float" office:value="6.93905759898353">
                <text:p>6.939057598983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5">
                <text:p>-25</text:p>
              </table:table-cell>
              <table:table-cell office:value-type="float" office:value="0.551246079186824">
                <text:p>0.551246079186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">
                <text:p>-19</text:p>
              </table:table-cell>
              <table:table-cell office:value-type="float" office:value="-3.35900313665054">
                <text:p>-3.359003136650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">
                <text:p>-13</text:p>
              </table:table-cell>
              <table:table-cell office:value-type="float" office:value="-5.28720250932043">
                <text:p>-5.287202509320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">
                <text:p>-9</text:p>
              </table:table-cell>
              <table:table-cell office:value-type="float" office:value="-6.02976200745635">
                <text:p>-6.029762007456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">
                <text:p>-6</text:p>
              </table:table-cell>
              <table:table-cell office:value-type="float" office:value="-6.02380960596508">
                <text:p>-6.0238096059650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">
                <text:p>-4</text:p>
              </table:table-cell>
              <table:table-cell office:value-type="float" office:value="-5.61904768477206">
                <text:p>-5.6190476847720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">
                <text:p>-3</text:p>
              </table:table-cell>
              <table:table-cell office:value-type="float" office:value="-5.09523814781765">
                <text:p>-5.095238147817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">
                <text:p>-2</text:p>
              </table:table-cell>
              <table:table-cell office:value-type="float" office:value="-4.47619051825412">
                <text:p>-4.476190518254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">
                <text:p>-1</text:p>
              </table:table-cell>
              <table:table-cell office:value-type="float" office:value="-3.7809524146033">
                <text:p>-3.78095241460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3.02476193168264">
                <text:p>-3.024761931682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2.41980954534611">
                <text:p>-2.41980954534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93584763627689">
                <text:p>-1.9358476362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1.54867810902151">
                <text:p>-1.548678109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">
                <text:p>-14</text:p>
              </table:table-cell>
              <table:table-cell office:value-type="float" office:value="-4.03894248721721">
                <text:p>-4.03894248721721</text:p>
              </table:table-cell>
              <table:table-cell office:value-type="float" office:value="9.96105751278279">
                <text:p>9.961057512782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">
                <text:p>-10</text:p>
              </table:table-cell>
              <table:table-cell office:value-type="float" office:value="-5.23115398977377">
                <text:p>-5.23115398977377</text:p>
              </table:table-cell>
              <table:table-cell office:value-type="float" office:value="4.76884601022623">
                <text:p>4.76884601022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">
                <text:p>-7</text:p>
              </table:table-cell>
              <table:table-cell office:value-type="float" office:value="-5.58492319181901">
                <text:p>-5.58492319181901</text:p>
              </table:table-cell>
              <table:table-cell office:value-type="float" office:value="1.41507680818099">
                <text:p>1.415076808180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5.46793855345521">
                <text:p>-5.46793855345521</text:p>
              </table:table-cell>
              <table:table-cell office:value-type="float" office:value="0.46793855345521">
                <text:p>0.467938553455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4.37435084276417">
                <text:p>-4.37435084276417</text:p>
              </table:table-cell>
              <table:table-cell office:value-type="float" office:value="4.37435084276417">
                <text:p>4.374350842764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3.49948067421133">
                <text:p>-3.49948067421133</text:p>
              </table:table-cell>
              <table:table-cell office:value-type="float" office:value="3.49948067421133">
                <text:p>3.49948067421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">
                <text:p>-3</text:p>
              </table:table-cell>
              <table:table-cell office:value-type="float" office:value="-3.39958453936907">
                <text:p>-3.39958453936907</text:p>
              </table:table-cell>
              <table:table-cell office:value-type="float" office:value="0.399584539369068">
                <text:p>0.3995845393690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2.71966763149525">
                <text:p>-2.71966763149525</text:p>
              </table:table-cell>
              <table:table-cell office:value-type="float" office:value="2.71966763149525">
                <text:p>2.71966763149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  <table:table-cell office:value-type="float" office:value="-2.3757341051962">
                <text:p>-2.3757341051962</text:p>
              </table:table-cell>
              <table:table-cell office:value-type="float" office:value="1.3757341051962">
                <text:p>1.3757341051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.90058728415696">
                <text:p>-1.90058728415696</text:p>
              </table:table-cell>
              <table:table-cell office:value-type="float" office:value="1.90058728415696">
                <text:p>1.90058728415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1.52046982732557">
                <text:p>-1.52046982732557</text:p>
              </table:table-cell>
              <table:table-cell office:value-type="float" office:value="1.52046982732557">
                <text:p>1.52046982732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